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weight="bold" style:font-weight-asian="bold" style:font-weight-complex="bold"/>
    </style:style>
    <style:style style:name="P2" style:family="paragraph" style:parent-style-name="Standard">
      <style:paragraph-properties fo:line-height="150%" fo:text-align="justify" style:justify-single-word="false"/>
    </style:style>
    <style:style style:name="P3" style:family="paragraph" style:parent-style-name="Standard" style:list-style-name="L1">
      <style:paragraph-properties fo:line-height="150%" fo:text-align="justify" style:justify-single-word="false"/>
    </style:style>
    <style:style style:name="P4" style:family="paragraph" style:parent-style-name="Standard" style:list-style-name="L2">
      <style:paragraph-properties fo:line-height="150%" fo:text-align="justify" style:justify-single-word="false"/>
    </style:style>
    <style:style style:name="P5" style:family="paragraph" style:parent-style-name="Standard" style:list-style-name="L3">
      <style:paragraph-properties fo:line-height="150%" fo:text-align="justify" style:justify-single-word="false"/>
    </style:style>
    <style:style style:name="P6" style:family="paragraph" style:parent-style-name="Standard" style:list-style-name="L4">
      <style:paragraph-properties fo:line-height="150%" fo:text-align="justify" style:justify-single-word="false"/>
    </style:style>
    <style:style style:name="P7" style:family="paragraph" style:parent-style-name="Standard" style:list-style-name="L5">
      <style:paragraph-properties fo:line-height="150%" fo:text-align="justify" style:justify-single-word="false"/>
    </style:style>
    <style:style style:name="P8" style:family="paragraph" style:parent-style-name="Standard" style:list-style-name="L6">
      <style:paragraph-properties fo:line-height="150%" fo:text-align="justify" style:justify-single-word="false"/>
    </style:style>
    <style:style style:name="P9" style:family="paragraph" style:parent-style-name="Standard" style:list-style-name="L7">
      <style:paragraph-properties fo:line-height="150%" fo:text-align="justify" style:justify-single-word="false"/>
    </style:style>
    <style:style style:name="T1" style:family="text">
      <style:text-properties officeooo:rsid="0008232f"/>
    </style:style>
    <style:style style:name="T2"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
      <text:p text:style-name="P2">The aviation industry is experiencing a significant transformation driven by technological advancements, increasing air travel demand, and a growing emphasis on sustainability. Avionics, the electronic systems used in aircraft, are at the heart of this revolution, enabling improved safety, efficiency, and passenger experience. This report provides a comprehensive overview of the competitive landscape in the airplane industry, with a particular focus on avionics and the aerospace sector.</text:p>
      <text:p text:style-name="P2"/>
      <text:p text:style-name="P1">Technology Landscape Overview</text:p>
      <text:p text:style-name="P2"/>
      <text:p text:style-name="P2">The avionics industry is being reshaped by several emerging technologies.</text:p>
      <text:p text:style-name="P2"/>
      <text:list text:style-name="L1">
        <text:list-item>
          <text:p text:style-name="P3">Artificial Intelligence (AI) and Machine Learning (ML): AI and ML are being used to improve predictive maintenance, optimize flight planning, and provide pilot assistance. AI-driven systems can analyze vast amounts of data to detect patterns and make predictions, enabling more efficient and safer flight operations.</text:p>
        </text:list-item>
        <text:list-item>
          <text:p text:style-name="P3">Internet of Things (IoT): The integration of IoT devices in aircraft systems enables real-time data on various aspects of aircraft performance, including engine health, fuel consumption, and passenger comfort. This data can be used to improve overall efficiency, reduce costs, and enhance the passenger experience.</text:p>
        </text:list-item>
        <text:list-item>
          <text:p text:style-name="P3">Blockchain: Blockchain technology is being explored for securing avionics data.</text:p>
        </text:list-item>
        <text:list-item>
          <text:p text:style-name="P3">Advanced Sensor Technologies: Modern aircraft are leveraging advanced sensor technologies for enhanced engine and structural health monitoring, as well as the implementation of smart skins.</text:p>
        </text:list-item>
        <text:list-item>
          <text:p text:style-name="P3">Connectivity: Cloud computing and networked systems enable better connectivity between aircraft, ground operations, and various onboard systems for both commercial and military aircraft.</text:p>
        </text:list-item>
      </text:list>
      <text:p text:style-name="P2"/>
      <text:p text:style-name="P2"/>
      <text:p text:style-name="P2"/>
      <text:p text:style-name="P2"/>
      <text:p text:style-name="P2"/>
      <text:p text:style-name="P2"/>
      <text:p text:style-name="P2"/>
      <text:p text:style-name="P1"><text:soft-page-break/><text:span text:style-name="T1">Re</text:span>search Papers in this Area</text:p>
      <text:p text:style-name="P2"/>
      <text:p text:style-name="P2">Research efforts are focused on various aspects of avionics systems.</text:p>
      <text:p text:style-name="P2"/>
      <text:list text:style-name="L2">
        <text:list-item>
          <text:p text:style-name="P4">Airspace integration of Unmanned Aircraft Systems (UAS), Urban Air Mobility (UAM), and related Communication, Navigation, and Surveillance/Air Traffic Management (CNS/ATM) technologies.</text:p>
        </text:list-item>
        <text:list-item>
          <text:p text:style-name="P4">Avionics for autonomous systems.</text:p>
        </text:list-item>
        <text:list-item>
          <text:p text:style-name="P4">Artificial Intelligence and Machine Learning in avionics.</text:p>
          <text:p text:style-name="P4"/>
        </text:list-item>
      </text:list>
      <text:p text:style-name="P2"><text:span text:style-name="T2">Emerging and Macro Trends</text:span></text:p>
      <text:p text:style-name="P2">Several emerging trends are shaping the avionics industry.</text:p>
      <text:p text:style-name="P2"/>
      <text:list text:style-name="L3">
        <text:list-item>
          <text:p text:style-name="P5">Urban Air Mobility (UAM): UAM is a growing trend, with companies developing electric vertical takeoff and landing (eVTOL) aircraft. UAM is likely to drive innovation in avionics, with a focus on developing systems that can support the unique requirements of eVTOL aircraft.</text:p>
        </text:list-item>
        <text:list-item>
          <text:p text:style-name="P5">Sustainability: The aviation industry's emphasis on sustainability has boosted the adoption of electric fixed-wing and vertical takeoff and landing (eVTOL) aircraft, which reduce both operational costs and emissions.</text:p>
        </text:list-item>
        <text:list-item>
          <text:p text:style-name="P5">Cybersecurity: With the increasing reliance on digital technologies, cybersecurity threats are a major concern for the aviation sector.</text:p>
        </text:list-item>
      </text:list>
      <text:p text:style-name="P2"/>
      <text:p text:style-name="P2"><text:span text:style-name="T2">Market Trends and Benchmarking</text:span></text:p>
      <text:p text:style-name="P2"><text:span text:style-name="T2"/></text:p>
      <text:list text:style-name="L4">
        <text:list-item>
          <text:p text:style-name="P6">The global aerospace avionics market was valued at USD 47.5 billion in 2024 and is estimated to grow at a CAGR of 9.6% from 2025 to 2034.</text:p>
        </text:list-item>
        <text:list-item>
          <text:p text:style-name="P6">The avionics market size is expected to grow from USD 56.22 billion in 2025 to USD 82.33 billion by 2030, registering a CAGR of 7.9%.</text:p>
        </text:list-item>
        <text:list-item>
          <text:p text:style-name="P6">The commercial aviation segment held a market share of over 66% in 2024 and is expected to grow at a lucrative pace.</text:p>
        </text:list-item>
        <text:list-item>
          <text:p text:style-name="P6">The line-fit segment dominates the commercial aircraft avionics market, commanding approximately 90% market share in 2024.</text:p>
        </text:list-item>
        <text:list-item>
          <text:p text:style-name="P6">North America dominated the avionics market with a 37.25% share in 2023.</text:p>
        </text:list-item>
      </text:list>
      <text:p text:style-name="P2"/>
      <text:p text:style-name="P1"><text:soft-page-break/>Competitive Landscape and Offerings</text:p>
      <text:p text:style-name="P2"/>
      <text:p text:style-name="P2">The avionics market is characterized by the presence of several major players.</text:p>
      <text:p text:style-name="P2"/>
      <text:list text:style-name="L5">
        <text:list-item>
          <text:p text:style-name="P7">Major players in the market include General Electric, Meggitt, Honeywell, and Thales.</text:p>
        </text:list-item>
        <text:list-item>
          <text:p text:style-name="P7">Other key players include RTX Corporation, L3Harris Technologies, Inc., Leonardo S.p.A., BAE Systems plc, Northrop Grumman, and Elbit Systems Ltd.</text:p>
        </text:list-item>
        <text:list-item>
          <text:p text:style-name="P7">These companies develop avionics systems for communication, navigation, and flight control in commercial and military aircraft.</text:p>
        </text:list-item>
        <text:list-item>
          <text:p text:style-name="P7">They compete based on technology, reliability, integration capabilities, and cost-effectiveness while adhering to regulatory requirements and addressing cybersecurity concerns.</text:p>
        </text:list-item>
      </text:list>
      <text:p text:style-name="P2"/>
      <text:p text:style-name="P1">Key Challenges</text:p>
      <text:p text:style-name="P2"/>
      <text:p text:style-name="P2">The aviation industry faces several challenges.</text:p>
      <text:p text:style-name="P2"/>
      <text:list text:style-name="L6">
        <text:list-item>
          <text:p text:style-name="P8"><text:span text:style-name="T1">C</text:span>ybersecurity Threats: Cybercrime is a top risk for the global aviation sector. Manipulation of avionics and GPS spoofing are major concerns.</text:p>
        </text:list-item>
        <text:list-item>
          <text:p text:style-name="P8">Aircraft Delivery Delays and Aging Fleets: The aviation sector is struggling with delayed aircraft delivery schedules and a growing order backlog.</text:p>
        </text:list-item>
        <text:list-item>
          <text:p text:style-name="P8">Workforce Shortages: There are shortages of skilled professionals in areas such as engineering, data analytics, and aircraft maintenance.</text:p>
        </text:list-item>
        <text:list-item>
          <text:p text:style-name="P8">Supply Chain Disruptions: The aerospace industry is heavily reliant on a complex global supply chain, and recent disruptions have exposed supply chain weaknesses.</text:p>
        </text:list-item>
        <text:list-item>
          <text:p text:style-name="P8">Regulatory Compliance: Delays in achieving regulatory compliance can affect the competitiveness and viability of aerospace manufacturers.</text:p>
        </text:list-item>
      </text:list>
      <text:p text:style-name="P2"/>
      <text:p text:style-name="P2"/>
      <text:p text:style-name="P2"/>
      <text:p text:style-name="P2"/>
      <text:p text:style-name="P2"/>
      <text:p text:style-name="P2"/>
      <text:p text:style-name="P2"/>
      <text:p text:style-name="P2"/>
      <text:p text:style-name="P1"><text:soft-page-break/>Existing Products in the Market</text:p>
      <text:p text:style-name="P2"/>
      <text:p text:style-name="P2">Existing products in the market include a range of avionics systems for communication, navigation, and flight control in commercial and military aircraft. These systems are continuously being upgraded and enhanced to improve performance, safety, and efficiency.</text:p>
      <text:p text:style-name="P2"/>
      <text:p text:style-name="P1">Competitive Differentiators</text:p>
      <text:p text:style-name="P2"/>
      <text:p text:style-name="P2">Competitive differentiators in the avionics market include:</text:p>
      <text:p text:style-name="P2"/>
      <text:p text:style-name="P2">* <text:s text:c="2"/>Technology and innovation</text:p>
      <text:p text:style-name="P2">* <text:s text:c="2"/>Reliability</text:p>
      <text:p text:style-name="P2">* <text:s text:c="2"/>Integration capabilities</text:p>
      <text:p text:style-name="P2">* <text:s text:c="2"/>Cost-effectiveness</text:p>
      <text:p text:style-name="P2">* <text:s text:c="2"/>Customer experience</text:p>
      <text:p text:style-name="P2">* <text:s text:c="2"/>Sustainability</text:p>
      <text:p text:style-name="P2"/>
      <text:p text:style-name="P1">Strategic Recommendations for Staying Ahead</text:p>
      <text:p text:style-name="P2"/>
      <text:p text:style-name="P2">To maintain a competitive edge in the avionics market, companies should focus on the following strategies:</text:p>
      <text:p text:style-name="P2"/>
      <text:list text:style-name="L7">
        <text:list-item>
          <text:p text:style-name="P9">Invest in Cybersecurity: Implement full-scale cybersecurity strategies, enhance real-time threat detection, and coordinate efforts with international cyber defense alliances.</text:p>
        </text:list-item>
        <text:list-item>
          <text:p text:style-name="P9">Embrace Innovation and Technology: Invest in cutting-edge technology to improve both operational efficiency and the passenger experience.</text:p>
        </text:list-item>
        <text:list-item>
          <text:p text:style-name="P9"><text:span text:style-name="T1">S</text:span>treamline Operations: Streamline workflows, optimize flight schedules, and enhance crew management to cut down unnecessary costs and maximize the utilization of each aircraft.</text:p>
        </text:list-item>
        <text:list-item>
          <text:p text:style-name="P9">Enhance Customer Experience: Customize in-flight services and amenities to align with customer profiles and preferences.</text:p>
        </text:list-item>
        <text:list-item>
          <text:p text:style-name="P9">Focus on Sustainability: Develop eco-friendly aircraft designs, alternative fuels, and energy-efficient systems to reduce environmental impact.</text:p>
        </text:list-item>
        <text:list-item>
          <text:p text:style-name="P9">Strategic Fleet Management: Balance the acquisition and leasing of aircraft based on market demand to optimize costs and maintain flexibility.</text:p>
        </text:list-item>
        <text:list-item>
          <text:p text:style-name="P9"><text:soft-page-break/><text:span text:style-name="T1">B</text:span>uild a Distinct Market Position: Clearly define your value proposition and target customer segments to differentiate yourself and attract a loyal customer base.</text:p>
        </text:list-item>
        <text:list-item>
          <text:p text:style-name="P9"><text:span text:style-name="T1">Use</text:span> Data Analytics: Use data analytics to improve your marketing strategy and engage with customers.</text:p>
        </text:list-item>
      </text:list>
      <text:p text:style-name="P2"/>
      <text:p text:style-name="P1">Conclusion and Future Outlook</text:p>
      <text:p text:style-name="P2"/>
      <text:p text:style-name="P2">The avionics industry is undergoing a significant transformation, driven by emerging trends and technologies. The use of AI, IoT devices, and blockchain is improving the efficiency and safety of aircraft operations, while cybersecurity threats are becoming increasingly significant. The future of avionics is likely to be shaped by trends such as urban air mobility, advancements in navigation and communication systems, and the potential applications of quantum computing. Companies that can successfully navigate these challenges and capitalize on emerging opportunities will be well-positioned for success in the evolving avionics mark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1T14:29:17.778489598</meta:creation-date>
    <dc:date>2025-08-11T14:41:51.491956243</dc:date>
    <meta:editing-duration>PT12M34S</meta:editing-duration>
    <meta:editing-cycles>1</meta:editing-cycles>
    <meta:document-statistic meta:table-count="0" meta:image-count="0" meta:object-count="0" meta:page-count="5" meta:paragraph-count="61" meta:word-count="1034" meta:character-count="7326" meta:non-whitespace-character-count="6374"/>
    <meta:generator>LibreOffice/7.6.7.2$Linux_X86_64 LibreOffice_project/60$Build-2</meta:generator>
  </office:meta>
</office:document-meta>
</file>